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2" style:family="paragraph" style:parent-style-name="Preformatted_20_Text">
      <style:paragraph-properties fo:margin-left="0cm" fo:margin-right="0cm" fo:margin-top="0cm" fo:margin-bottom="0cm" loext:contextual-spacing="false" fo:text-indent="0cm" style:auto-text-indent="false" fo:padding="0cm" fo:border="none"/>
      <style:text-properties fo:font-size="16pt" style:text-underline-style="solid" style:text-underline-width="auto" style:text-underline-color="font-color" fo:font-weight="bold" officeooo:rsid="000f8d30" officeooo:paragraph-rsid="000f8d30" style:font-size-asian="10pt" style:font-weight-asian="bold" style:font-size-complex="10pt" style:font-weight-complex="bold"/>
    </style:style>
    <style:style style:name="P3" style:family="paragraph" style:parent-style-name="Standard">
      <style:text-properties style:font-name="FreeSans"/>
    </style:style>
    <style:style style:name="P4" style:family="paragraph" style:parent-style-name="Standard">
      <style:text-properties style:font-name="FreeSans" fo:font-size="14pt" officeooo:rsid="0016e42f" officeooo:paragraph-rsid="0016e42f"/>
    </style:style>
    <style:style style:name="P5" style:family="paragraph" style:parent-style-name="Standard">
      <style:text-properties style:font-name="FreeSans" fo:font-size="14pt" officeooo:rsid="00188783" officeooo:paragraph-rsid="00188783"/>
    </style:style>
    <style:style style:name="P6" style:family="paragraph" style:parent-style-name="Standard">
      <style:text-properties style:font-name="FreeSans" fo:font-size="14pt" officeooo:rsid="00188ca1" officeooo:paragraph-rsid="00188ca1"/>
    </style:style>
    <style:style style:name="P7" style:family="paragraph" style:parent-style-name="Standard">
      <style:text-properties officeooo:paragraph-rsid="00182022"/>
    </style:style>
    <style:style style:name="P8"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fo:font-size="14pt" style:text-underline-style="none" fo:font-weight="normal" officeooo:rsid="0015eb49" officeooo:paragraph-rsid="0015eb49" style:font-size-asian="10pt" style:font-weight-asian="normal" style:font-size-complex="10pt" style:font-weight-complex="normal"/>
    </style:style>
    <style:style style:name="P9" style:family="paragraph" style:parent-style-name="Preformatted_20_Text">
      <style:paragraph-properties fo:margin-left="0cm" fo:margin-right="0cm" fo:margin-top="0cm" fo:margin-bottom="0cm" loext:contextual-spacing="false" fo:text-indent="0cm" style:auto-text-indent="false" fo:padding="0cm" fo:border="none"/>
      <style:text-properties fo:font-size="12pt"/>
    </style:style>
    <style:style style:name="P10"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FreeSans" fo:font-size="16pt" style:text-underline-style="none" fo:font-weight="normal" officeooo:rsid="000f8d30" officeooo:paragraph-rsid="000f8d30" style:font-size-asian="10pt" style:font-weight-asian="normal" style:font-size-complex="10pt" style:font-weight-complex="normal"/>
    </style:style>
    <style:style style:name="P11" style:family="paragraph" style:parent-style-name="Preformatted_20_Text">
      <style:paragraph-properties fo:margin-left="0cm" fo:margin-right="0cm" fo:margin-top="0cm" fo:margin-bottom="0cm" loext:contextual-spacing="false" fo:text-align="end" style:justify-single-word="false" fo:text-indent="0cm" style:auto-text-indent="false" fo:padding="0cm" fo:border="none"/>
      <style:text-properties style:font-name="FreeSans" fo:font-size="16pt" style:text-underline-style="none" fo:font-weight="normal" officeooo:rsid="000f8d30" officeooo:paragraph-rsid="000f8d30" style:font-size-asian="10pt" style:font-weight-asian="normal" style:font-size-complex="10pt" style:font-weight-complex="normal"/>
    </style:style>
    <style:style style:name="P12"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FreeSans" fo:font-size="14pt" style:text-underline-style="none" fo:font-weight="normal" officeooo:rsid="00131eb9" officeooo:paragraph-rsid="00131eb9" style:font-size-asian="10pt" style:font-weight-asian="normal" style:font-size-complex="10pt" style:font-weight-complex="normal"/>
    </style:style>
    <style:style style:name="P13"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FreeSans" fo:font-size="14pt" style:text-underline-style="none" fo:font-weight="normal" officeooo:rsid="001a1aae" officeooo:paragraph-rsid="001a1aae" style:font-size-asian="10pt" style:font-weight-asian="normal" style:font-size-complex="10pt" style:font-weight-complex="normal"/>
    </style:style>
    <style:style style:name="P14" style:family="paragraph" style:parent-style-name="Preformatted_20_Text">
      <style:paragraph-properties fo:margin-top="0cm" fo:margin-bottom="0cm" loext:contextual-spacing="false" fo:padding="0cm" fo:border="none"/>
      <style:text-properties style:font-name="Ubuntu Mono" fo:font-size="12.3999996185303pt" style:font-size-asian="10pt" style:font-size-complex="10pt"/>
    </style:style>
    <style:style style:name="T1" style:family="text">
      <style:text-properties style:font-name="Ubuntu Mono" fo:font-size="12.3999996185303pt"/>
    </style:style>
    <style:style style:name="T2" style:family="text">
      <style:text-properties officeooo:rsid="0014eaf7"/>
    </style:style>
    <style:style style:name="T3" style:family="text">
      <style:text-properties fo:font-style="italic" officeooo:rsid="0014eaf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4eaf7" style:font-style-asian="normal" style:font-style-complex="normal"/>
    </style:style>
    <style:style style:name="T6" style:family="text">
      <style:text-properties fo:font-style="normal" officeooo:rsid="001a1aae" style:font-style-asian="normal" style:font-style-complex="normal"/>
    </style:style>
    <style:style style:name="T7" style:family="text">
      <style:text-properties style:font-name="FreeSans"/>
    </style:style>
    <style:style style:name="T8" style:family="text">
      <style:text-properties style:font-name="FreeSans" fo:font-size="14pt" officeooo:rsid="00182022"/>
    </style:style>
    <style:style style:name="T9" style:family="text">
      <style:text-properties style:font-name="FreeSans" fo:font-size="14pt" officeooo:rsid="00188ca1"/>
    </style:style>
    <style:style style:name="T10" style:family="text">
      <style:text-properties officeooo:rsid="00182022"/>
    </style:style>
    <style:style style:name="T11" style:family="text">
      <style:text-properties officeooo:rsid="00188ca1"/>
    </style:style>
    <style:style style:name="T12" style:family="text">
      <style:text-properties officeooo:rsid="001909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4:</text:p>
      <text:p text:style-name="P11">Suyash Damle</text:p>
      <text:p text:style-name="P11">15CS10057</text:p>
      <text:p text:style-name="P11"/>
      <text:p text:style-name="P10"/>
      <text:p text:style-name="P12">In the assigment, we determine the correlation coefficient and coeff. Of determination of various parameters of snacks wrt each other. <text:span text:style-name="T2">The process is simple and straight-forward in R because of its default </text:span><text:span text:style-name="T3">cor </text:span><text:span text:style-name="T5">function. </text:span></text:p>
      <text:p text:style-name="P12"><text:span text:style-name="T5"><text:s/></text:span></text:p>
      <text:p text:style-name="P13"><text:span text:style-name="T6">A</text:span><text:span text:style-name="T4">nalysis of the data shows that all fields are basically ranked data, having values as 1,2,3,... . Thus, we are required to find relations between various parameters in ranked data set. Clearly, Spearman Coefficient is the only choice we have for ordinal data.</text:span></text:p>
      <text:p text:style-name="P12"><text:span text:style-name="T5"/></text:p>
      <text:p text:style-name="P12"><text:span text:style-name="T5"/></text:p>
      <text:p text:style-name="P8">Correlation Matrix:</text:p>
      <text:p text:style-name="P1"/>
      <text:p text:style-name="P9"><text:bookmark text:name="rstudio_console_output"/><text:s text:c="14"/><text:span text:style-name="T1">Liking.scores Saltiness Sweetness Acidity Crunchiness</text:span></text:p>
      <text:p text:style-name="P14">Liking.scores <text:s text:c="8"/>1.000 <text:s text:c="4"/>0.272 <text:s text:c="4"/>0.030 <text:s/>-0.035 <text:s text:c="6"/>0.466</text:p>
      <text:p text:style-name="P14">Saltiness <text:s text:c="12"/>0.272 <text:s text:c="4"/>1.000 <text:s text:c="3"/>-0.122 <text:s/>-0.077 <text:s text:c="6"/>0.113</text:p>
      <text:p text:style-name="P14">Sweetness <text:s text:c="12"/>0.030 <text:s text:c="3"/>-0.122 <text:s text:c="4"/>1.000 <text:s/>-0.223 <text:s text:c="5"/>-0.081</text:p>
      <text:p text:style-name="P14">Acidity <text:s text:c="13"/>-0.035 <text:s text:c="3"/>-0.077 <text:s text:c="3"/>-0.223 <text:s text:c="2"/>1.000 <text:s text:c="6"/>0.158</text:p>
      <text:p text:style-name="P14">Crunchiness <text:s text:c="10"/>0.466 <text:s text:c="4"/>0.113 <text:s text:c="3"/>-0.081 <text:s text:c="2"/>0.158 <text:s text:c="6"/>1.000</text:p>
      <text:p text:style-name="Standard"/>
      <text:p text:style-name="P4">The correlation is the extent to which the parameters are related, and whether the relation is positive or negative. Thus, the liking score is strongly and positively related to crunchiness. So, people like crunchiness to great extent. <text:span text:style-name="T10">Also, acidity is negatively related to sweetness – ie, there is some indication that <text:s/>sweet things are often not acidic, and so on..,</text:span></text:p>
      <text:p text:style-name="P4"/>
      <text:p text:style-name="P4"/>
      <text:p text:style-name="P4"/>
      <text:p text:style-name="P7"><text:span text:style-name="T8">Coeff. Of determinations </text:span><text:span text:style-name="T9">(in %):</text:span></text:p>
      <text:p text:style-name="Standard"/>
      <text:p text:style-name="P9"><text:bookmark text:name="rstudio_console_output1"/><text:s text:c="14"/><text:span text:style-name="T1">Liking.scores Saltiness Sweetness <text:s/>Acidity Crunchiness</text:span></text:p>
      <text:p text:style-name="P14">Liking.scores <text:s text:c="5"/>100.0000 <text:s text:c="3"/>7.3984 <text:s text:c="3"/>0.0900 <text:s text:c="2"/>0.1225 <text:s text:c="4"/>21.7156</text:p>
      <text:p text:style-name="P14">Saltiness <text:s text:c="11"/>7.3984 <text:s/>100.0000 <text:s text:c="3"/>1.4884 <text:s text:c="2"/>0.5929 <text:s text:c="5"/>1.2769</text:p>
      <text:p text:style-name="P14">Sweetness <text:s text:c="11"/>0.0900 <text:s text:c="3"/>1.4884 <text:s/>100.0000 <text:s text:c="2"/>4.9729 <text:s text:c="5"/>0.6561</text:p>
      <text:p text:style-name="P14">Acidity <text:s text:c="13"/>0.1225 <text:s text:c="3"/>0.5929 <text:s text:c="3"/>4.9729 100.0000 <text:s text:c="5"/>2.4964</text:p>
      <text:p text:style-name="P14">Crunchiness <text:s text:c="8"/>21.7156 <text:s text:c="3"/>1.2769 <text:s text:c="3"/>0.6561 <text:s text:c="2"/>2.4964 <text:s text:c="3"/>100.0000</text:p>
      <text:p text:style-name="Standard"/>
      <text:p text:style-name="P3"/>
      <text:p text:style-name="P5">The coefficients of determination <text:s/><text:span text:style-name="T11">is a measure of how much variation in a parameter, say Y is explained by the relationship it has with another, say, X. So, it indicates that if Y~X, then how <text:s/>much does X contribute to variations in Y.</text:span></text:p>
      <text:p text:style-name="P5"/>
      <text:p text:style-name="P6"><text:soft-page-break/>So, crunchiness explains 22% of liking scores, <text:span text:style-name="T12">sweetness could hardly change the liking scores (0.1%) and so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1:51:35.346345393</meta:creation-date>
    <dc:date>2017-10-29T17:27:04.469656202</dc:date>
    <meta:editing-duration>PT41M51S</meta:editing-duration>
    <meta:editing-cycles>12</meta:editing-cycles>
    <meta:generator>LibreOffice/5.1.6.2$Linux_X86_64 LibreOffice_project/10m0$Build-2</meta:generator>
    <meta:document-statistic meta:table-count="0" meta:image-count="0" meta:object-count="0" meta:page-count="2" meta:paragraph-count="23" meta:word-count="279" meta:character-count="2095" meta:non-whitespace-character-count="1573"/>
  </office:meta>
</office:document-meta>
</file>